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name: "Run JIRA update"</text:p>
      <text:p text:style-name="Standard"><text:s text:c="2"/>command: "./update_jira_status_main.sh {{ app_name }} {{ tag_name }} {{ user_name }} {{ jira_project }}"</text:p>
      <text:p text:style-name="Standard"><text:s text:c="2"/>args:</text:p>
      <text:p text:style-name="Standard"><text:s text:c="4"/>chdir: "{{ devops_dir }}/scripts/jira_integration/"</text:p>
      <text:p text:style-name="Standard"><text:s text:c="2"/>become: yes</text:p>
      <text:p text:style-name="Standard"><text:s text:c="2"/>become_user: "{{ user_name }}"</text:p>
      <text:p text:style-name="Standard"><text:s text:c="2"/>tags:</text:p>
      <text:p text:style-name="Standard"><text:s text:c="4"/>- jira</text:p>
      <text:p text:style-name="Standard"/>
      <text:p text:style-name="Standard">- name: "Send Release Notes"</text:p>
      <text:p text:style-name="Standard"><text:s text:c="2"/>command: "./send_release_notes.py {{ app_name }} {{ ENV }} {{ tag_name }} {{ user_name }} {{ jira_project }} {{ email_group }}"</text:p>
      <text:p text:style-name="Standard"><text:s text:c="2"/>args:</text:p>
      <text:p text:style-name="Standard"><text:s text:c="4"/>chdir: "{{ devops_dir }}/scripts/jira_integration/"</text:p>
      <text:p text:style-name="Standard"><text:s text:c="2"/>become: yes</text:p>
      <text:p text:style-name="Standard"><text:s text:c="2"/>become_user: "{{ user_name }}"</text:p>
      <text:p text:style-name="Standard"><text:s text:c="2"/>tags:</text:p>
      <text:p text:style-name="Standard"><text:s text:c="4"/>- jira</text:p>
      <text:p text:style-name="Standard"/>
      <text:p text:style-name="Standard">- name: upload taginfo to S3</text:p>
      <text:p text:style-name="Standard"><text:s text:c="2"/>shell: aws s3 cp /home/{{ user_name }}/jira/{{ app_name }}/taginfo s3://{{ s3_bucket }}/jira-taginfo/{{ PROJECT }}/{{ app_name }}/taginfo</text:p>
      <text:p text:style-name="Standard"><text:s text:c="2"/>tags:</text:p>
      <text:p text:style-name="Standard"><text:s text:c="4"/>- ji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5:52.094613966</meta:creation-date>
    <dc:date>2019-02-13T17:56:17.577273353</dc:date>
    <meta:editing-duration>PT2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97" meta:character-count="720" meta:non-whitespace-character-count="599"/>
  </office:meta>
</office:document-meta>
</file>